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oltmann1</text:p>
          </table:table-cell>
          <table:table-cell office:value-type="string" calcext:value-type="string">
            <text:p>Boltmann2</text:p>
          </table:table-cell>
          <table:table-cell office:value-type="string" calcext:value-type="string">
            <text:p>Boltmann3</text:p>
          </table:table-cell>
          <table:table-cell office:value-type="string" calcext:value-type="string">
            <text:p>Boltmann4</text:p>
          </table:table-cell>
          <table:table-cell office:value-type="string" calcext:value-type="string">
            <text:p>Boltmann5</text:p>
          </table:table-cell>
          <table:table-cell office:value-type="string" calcext:value-type="string">
            <text:p>Boltmann6</text:p>
          </table:table-cell>
          <table:table-cell office:value-type="string" calcext:value-type="string">
            <text:p>Boltmann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.2155845" calcext:value-type="float">
            <text:p>1.2155845</text:p>
          </table:table-cell>
          <table:table-cell office:value-type="float" office:value="4.2655191" calcext:value-type="float">
            <text:p>4.2655191</text:p>
          </table:table-cell>
          <table:table-cell office:value-type="float" office:value="9.2265321" calcext:value-type="float">
            <text:p>9.2265321</text:p>
          </table:table-cell>
          <table:table-cell/>
          <table:table-cell office:value-type="float" office:value="14.8765427" calcext:value-type="float">
            <text:p>14.8765427</text:p>
          </table:table-cell>
          <table:table-cell office:value-type="float" office:value="23.1385195" calcext:value-type="float">
            <text:p>23.1385195</text:p>
          </table:table-cell>
          <table:table-cell office:value-type="float" office:value="32.4385217" calcext:value-type="float">
            <text:p>32.4385217</text:p>
          </table:table-cell>
        </table:table-row>
        <table:table-row table:style-name="ro1">
          <table:table-cell/>
          <table:table-cell office:value-type="float" office:value="1.09051" calcext:value-type="float">
            <text:p>1.09051</text:p>
          </table:table-cell>
          <table:table-cell office:value-type="float" office:value="3.93045" calcext:value-type="float">
            <text:p>3.93045</text:p>
          </table:table-cell>
          <table:table-cell office:value-type="float" office:value="7.670711" calcext:value-type="float">
            <text:p>7.670711</text:p>
          </table:table-cell>
          <table:table-cell/>
          <table:table-cell office:value-type="float" office:value="14.820528" calcext:value-type="float">
            <text:p>14.820528</text:p>
          </table:table-cell>
          <table:table-cell office:value-type="float" office:value="21.32051" calcext:value-type="float">
            <text:p>21.32051</text:p>
          </table:table-cell>
          <table:table-cell office:value-type="float" office:value="29.660514" calcext:value-type="float">
            <text:p>29.660514</text:p>
          </table:table-cell>
        </table:table-row>
        <table:table-row table:style-name="ro1">
          <table:table-cell office:value-type="string" calcext:value-type="string">
            <text:p>Cliet</text:p>
          </table:table-cell>
          <table:table-cell office:value-type="float" office:value="1.71051" calcext:value-type="float">
            <text:p>1.71051</text:p>
          </table:table-cell>
          <table:table-cell office:value-type="float" office:value="5.010511" calcext:value-type="float">
            <text:p>5.010511</text:p>
          </table:table-cell>
          <table:table-cell office:value-type="float" office:value="11.400528" calcext:value-type="float">
            <text:p>11.400528</text:p>
          </table:table-cell>
          <table:table-cell/>
          <table:table-cell office:value-type="float" office:value="14.950538" calcext:value-type="float">
            <text:p>14.950538</text:p>
          </table:table-cell>
          <table:table-cell office:value-type="float" office:value="25.680529" calcext:value-type="float">
            <text:p>25.680529</text:p>
          </table:table-cell>
          <table:table-cell office:value-type="float" office:value="36.240555" calcext:value-type="float">
            <text:p>36.240555</text:p>
          </table:table-cell>
        </table:table-row>
        <table:table-row table:style-name="ro1">
          <table:table-cell/>
          <table:table-cell office:value-type="float" office:value="1.105514" calcext:value-type="float">
            <text:p>1.105514</text:p>
          </table:table-cell>
          <table:table-cell office:value-type="float" office:value="4.120541" calcext:value-type="float">
            <text:p>4.120541</text:p>
          </table:table-cell>
          <table:table-cell office:value-type="float" office:value="9.18051" calcext:value-type="float">
            <text:p>9.18051</text:p>
          </table:table-cell>
          <table:table-cell/>
          <table:table-cell office:value-type="float" office:value="14.865533" calcext:value-type="float">
            <text:p>14.865533</text:p>
          </table:table-cell>
          <table:table-cell office:value-type="float" office:value="22.4805085" calcext:value-type="float">
            <text:p>22.4805085</text:p>
          </table:table-cell>
          <table:table-cell office:value-type="float" office:value="32.395516" calcext:value-type="float">
            <text:p>32.395516</text:p>
          </table:table-cell>
        </table:table-row>
        <table:table-row table:style-name="ro1">
          <table:table-cell/>
          <table:table-cell office:value-type="float" office:value="0.0507472138418333" calcext:value-type="float">
            <text:p>0.0507472138</text:p>
          </table:table-cell>
          <table:table-cell office:value-type="float" office:value="0.128412239409211" calcext:value-type="float">
            <text:p>0.1284122394</text:p>
          </table:table-cell>
          <table:table-cell office:value-type="float" office:value="1.23849513155143" calcext:value-type="float">
            <text:p>1.2384951316</text:p>
          </table:table-cell>
          <table:table-cell/>
          <table:table-cell office:value-type="float" office:value="0.00155992675623335" calcext:value-type="float">
            <text:p>0.0015599268</text:p>
          </table:table-cell>
          <table:table-cell office:value-type="float" office:value="2.78445020480806" calcext:value-type="float">
            <text:p>2.7844502048</text:p>
          </table:table-cell>
          <table:table-cell office:value-type="float" office:value="3.23980069446223" calcext:value-type="float">
            <text:p>3.2398006945</text:p>
          </table:table-cell>
        </table:table-row>
        <table:table-row table:style-name="ro1">
          <table:table-cell/>
          <table:table-cell office:value-type="float" office:value="0.225271422603564" calcext:value-type="float">
            <text:p>0.2252714226</text:p>
          </table:table-cell>
          <table:table-cell office:value-type="float" office:value="0.358346535366551" calcext:value-type="float">
            <text:p>0.3583465354</text:p>
          </table:table-cell>
          <table:table-cell office:value-type="float" office:value="1.1128769615512" calcext:value-type="float">
            <text:p>1.1128769616</text:p>
          </table:table-cell>
          <table:table-cell/>
          <table:table-cell office:value-type="float" office:value="0.0394959080948059" calcext:value-type="float">
            <text:p>0.0394959081</text:p>
          </table:table-cell>
          <table:table-cell office:value-type="float" office:value="1.6686671941427" calcext:value-type="float">
            <text:p>1.6686671941</text:p>
          </table:table-cell>
          <table:table-cell office:value-type="float" office:value="1.7999446364992" calcext:value-type="float">
            <text:p>1.799944636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0.2246466" calcext:value-type="float">
            <text:p>0.2246466</text:p>
          </table:table-cell>
          <table:table-cell office:value-type="float" office:value="0.2295679" calcext:value-type="float">
            <text:p>0.2295679</text:p>
          </table:table-cell>
          <table:table-cell office:value-type="float" office:value="0.2266376" calcext:value-type="float">
            <text:p>0.2266376</text:p>
          </table:table-cell>
          <table:table-cell office:value-type="float" office:value="0.2827298" calcext:value-type="float">
            <text:p>0.2827298</text:p>
          </table:table-cell>
          <table:table-cell office:value-type="float" office:value="0.2776883" calcext:value-type="float">
            <text:p>0.2776883</text:p>
          </table:table-cell>
          <table:table-cell office:value-type="float" office:value="0.2567062" calcext:value-type="float">
            <text:p>0.2567062</text:p>
          </table:table-cell>
          <table:table-cell office:value-type="float" office:value="0.2507945" calcext:value-type="float">
            <text:p>0.2507945</text:p>
          </table:table-cell>
        </table:table-row>
        <table:table-row table:style-name="ro1">
          <table:table-cell/>
          <table:table-cell office:value-type="float" office:value="0.19055" calcext:value-type="float">
            <text:p>0.19055</text:p>
          </table:table-cell>
          <table:table-cell office:value-type="float" office:value="0.190544" calcext:value-type="float">
            <text:p>0.190544</text:p>
          </table:table-cell>
          <table:table-cell office:value-type="float" office:value="0.190554" calcext:value-type="float">
            <text:p>0.190554</text:p>
          </table:table-cell>
          <table:table-cell office:value-type="float" office:value="0.200583" calcext:value-type="float">
            <text:p>0.200583</text:p>
          </table:table-cell>
          <table:table-cell office:value-type="float" office:value="0.190594" calcext:value-type="float">
            <text:p>0.190594</text:p>
          </table:table-cell>
          <table:table-cell office:value-type="float" office:value="0.210623" calcext:value-type="float">
            <text:p>0.210623</text:p>
          </table:table-cell>
          <table:table-cell office:value-type="float" office:value="0.19058" calcext:value-type="float">
            <text:p>0.19058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0.340925" calcext:value-type="float">
            <text:p>0.340925</text:p>
          </table:table-cell>
          <table:table-cell office:value-type="float" office:value="0.340557" calcext:value-type="float">
            <text:p>0.340557</text:p>
          </table:table-cell>
          <table:table-cell office:value-type="float" office:value="0.390545" calcext:value-type="float">
            <text:p>0.390545</text:p>
          </table:table-cell>
          <table:table-cell office:value-type="float" office:value="0.500936" calcext:value-type="float">
            <text:p>0.500936</text:p>
          </table:table-cell>
          <table:table-cell office:value-type="float" office:value="0.470993" calcext:value-type="float">
            <text:p>0.470993</text:p>
          </table:table-cell>
          <table:table-cell office:value-type="float" office:value="0.351028" calcext:value-type="float">
            <text:p>0.351028</text:p>
          </table:table-cell>
          <table:table-cell office:value-type="float" office:value="0.341384" calcext:value-type="float">
            <text:p>0.341384</text:p>
          </table:table-cell>
        </table:table-row>
        <table:table-row table:style-name="ro1">
          <table:table-cell/>
          <table:table-cell office:value-type="float" office:value="0.2005575" calcext:value-type="float">
            <text:p>0.2005575</text:p>
          </table:table-cell>
          <table:table-cell office:value-type="float" office:value="0.20055" calcext:value-type="float">
            <text:p>0.20055</text:p>
          </table:table-cell>
          <table:table-cell office:value-type="float" office:value="0.2005585" calcext:value-type="float">
            <text:p>0.2005585</text:p>
          </table:table-cell>
          <table:table-cell office:value-type="float" office:value="0.215722" calcext:value-type="float">
            <text:p>0.215722</text:p>
          </table:table-cell>
          <table:table-cell office:value-type="float" office:value="0.2356705" calcext:value-type="float">
            <text:p>0.2356705</text:p>
          </table:table-cell>
          <table:table-cell office:value-type="float" office:value="0.245659" calcext:value-type="float">
            <text:p>0.245659</text:p>
          </table:table-cell>
          <table:table-cell office:value-type="float" office:value="0.2357725" calcext:value-type="float">
            <text:p>0.2357725</text:p>
          </table:table-cell>
        </table:table-row>
        <table:table-row table:style-name="ro1">
          <table:table-cell/>
          <table:table-cell office:value-type="float" office:value="0.00345413611226667" calcext:value-type="float">
            <text:p>0.0034541361</text:p>
          </table:table-cell>
          <table:table-cell office:value-type="float" office:value="0.00330078730921111" calcext:value-type="float">
            <text:p>0.0033007873</text:p>
          </table:table-cell>
          <table:table-cell office:value-type="float" office:value="0.00465069713937778" calcext:value-type="float">
            <text:p>0.0046506971</text:p>
          </table:table-cell>
          <table:table-cell office:value-type="float" office:value="0.0131990163377333" calcext:value-type="float">
            <text:p>0.0131990163</text:p>
          </table:table-cell>
          <table:table-cell office:value-type="float" office:value="0.00940178589756667" calcext:value-type="float">
            <text:p>0.0094017859</text:p>
          </table:table-cell>
          <table:table-cell office:value-type="float" office:value="0.00150158233395556" calcext:value-type="float">
            <text:p>0.0015015823</text:p>
          </table:table-cell>
          <table:table-cell office:value-type="float" office:value="0.00310921628338889" calcext:value-type="float">
            <text:p>0.0031092163</text:p>
          </table:table-cell>
        </table:table-row>
        <table:table-row table:style-name="ro1">
          <table:table-cell/>
          <table:table-cell office:value-type="float" office:value="0.0587718990017055" calcext:value-type="float">
            <text:p>0.058771899</text:p>
          </table:table-cell>
          <table:table-cell office:value-type="float" office:value="0.0574524787038045" calcext:value-type="float">
            <text:p>0.0574524787</text:p>
          </table:table-cell>
          <table:table-cell office:value-type="float" office:value="0.0681960199672809" calcext:value-type="float">
            <text:p>0.06819602</text:p>
          </table:table-cell>
          <table:table-cell office:value-type="float" office:value="0.114886972010465" calcext:value-type="float">
            <text:p>0.114886972</text:p>
          </table:table-cell>
          <table:table-cell office:value-type="float" office:value="0.0969628067743847" calcext:value-type="float">
            <text:p>0.0969628068</text:p>
          </table:table-cell>
          <table:table-cell office:value-type="float" office:value="0.0387502559211621" calcext:value-type="float">
            <text:p>0.0387502559</text:p>
          </table:table-cell>
          <table:table-cell office:value-type="float" office:value="0.0557603468729248" calcext:value-type="float">
            <text:p>0.055760346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 Text1</text:p>
          </table:table-cell>
          <table:table-cell office:value-type="string" calcext:value-type="string">
            <text:p>Print Text2</text:p>
          </table:table-cell>
          <table:table-cell office:value-type="string" calcext:value-type="string">
            <text:p>Print Text3</text:p>
          </table:table-cell>
          <table:table-cell office:value-type="string" calcext:value-type="string">
            <text:p>Print Text4</text:p>
          </table:table-cell>
          <table:table-cell office:value-type="string" calcext:value-type="string">
            <text:p>Print Text5</text:p>
          </table:table-cell>
          <table:table-cell office:value-type="string" calcext:value-type="string">
            <text:p>Print Text6</text:p>
          </table:table-cell>
          <table:table-cell office:value-type="string" calcext:value-type="string">
            <text:p>Print Text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.9215455" calcext:value-type="float">
            <text:p>2.9215455</text:p>
          </table:table-cell>
          <table:table-cell office:value-type="float" office:value="3.0685678" calcext:value-type="float">
            <text:p>3.0685678</text:p>
          </table:table-cell>
          <table:table-cell office:value-type="float" office:value="3.2745635" calcext:value-type="float">
            <text:p>3.2745635</text:p>
          </table:table-cell>
          <table:table-cell office:value-type="float" office:value="3.486549" calcext:value-type="float">
            <text:p>3.486549</text:p>
          </table:table-cell>
          <table:table-cell office:value-type="float" office:value="3.6295534" calcext:value-type="float">
            <text:p>3.6295534</text:p>
          </table:table-cell>
          <table:table-cell office:value-type="float" office:value="3.8735441" calcext:value-type="float">
            <text:p>3.8735441</text:p>
          </table:table-cell>
          <table:table-cell office:value-type="float" office:value="4.341542" calcext:value-type="float">
            <text:p>4.341542</text:p>
          </table:table-cell>
        </table:table-row>
        <table:table-row table:style-name="ro1">
          <table:table-cell/>
          <table:table-cell office:value-type="float" office:value="2.900548" calcext:value-type="float">
            <text:p>2.900548</text:p>
          </table:table-cell>
          <table:table-cell office:value-type="float" office:value="3.060531" calcext:value-type="float">
            <text:p>3.060531</text:p>
          </table:table-cell>
          <table:table-cell office:value-type="float" office:value="3.270526" calcext:value-type="float">
            <text:p>3.270526</text:p>
          </table:table-cell>
          <table:table-cell office:value-type="float" office:value="3.460544" calcext:value-type="float">
            <text:p>3.460544</text:p>
          </table:table-cell>
          <table:table-cell office:value-type="float" office:value="3.600581" calcext:value-type="float">
            <text:p>3.600581</text:p>
          </table:table-cell>
          <table:table-cell office:value-type="float" office:value="3.84057" calcext:value-type="float">
            <text:p>3.84057</text:p>
          </table:table-cell>
          <table:table-cell office:value-type="float" office:value="4.290532" calcext:value-type="float">
            <text:p>4.290532</text:p>
          </table:table-cell>
        </table:table-row>
        <table:table-row table:style-name="ro1">
          <table:table-cell office:value-type="string" calcext:value-type="string">
            <text:p>Cliet</text:p>
          </table:table-cell>
          <table:table-cell office:value-type="float" office:value="2.950543" calcext:value-type="float">
            <text:p>2.950543</text:p>
          </table:table-cell>
          <table:table-cell office:value-type="float" office:value="3.080589" calcext:value-type="float">
            <text:p>3.080589</text:p>
          </table:table-cell>
          <table:table-cell office:value-type="float" office:value="3.290505" calcext:value-type="float">
            <text:p>3.290505</text:p>
          </table:table-cell>
          <table:table-cell office:value-type="float" office:value="3.530532" calcext:value-type="float">
            <text:p>3.530532</text:p>
          </table:table-cell>
          <table:table-cell office:value-type="float" office:value="3.650538" calcext:value-type="float">
            <text:p>3.650538</text:p>
          </table:table-cell>
          <table:table-cell office:value-type="float" office:value="3.900584" calcext:value-type="float">
            <text:p>3.900584</text:p>
          </table:table-cell>
          <table:table-cell office:value-type="float" office:value="4.410551" calcext:value-type="float">
            <text:p>4.410551</text:p>
          </table:table-cell>
        </table:table-row>
        <table:table-row table:style-name="ro1">
          <table:table-cell/>
          <table:table-cell office:value-type="float" office:value="2.920537" calcext:value-type="float">
            <text:p>2.920537</text:p>
          </table:table-cell>
          <table:table-cell office:value-type="float" office:value="3.070533" calcext:value-type="float">
            <text:p>3.070533</text:p>
          </table:table-cell>
          <table:table-cell office:value-type="float" office:value="3.270558" calcext:value-type="float">
            <text:p>3.270558</text:p>
          </table:table-cell>
          <table:table-cell office:value-type="float" office:value="3.48059" calcext:value-type="float">
            <text:p>3.48059</text:p>
          </table:table-cell>
          <table:table-cell office:value-type="float" office:value="3.630575" calcext:value-type="float">
            <text:p>3.630575</text:p>
          </table:table-cell>
          <table:table-cell office:value-type="float" office:value="3.875534" calcext:value-type="float">
            <text:p>3.875534</text:p>
          </table:table-cell>
          <table:table-cell office:value-type="float" office:value="4.3305485" calcext:value-type="float">
            <text:p>4.3305485</text:p>
          </table:table-cell>
        </table:table-row>
        <table:table-row table:style-name="ro1">
          <table:table-cell/>
          <table:table-cell office:value-type="float" office:value="0.00023222780872222" calcext:value-type="float">
            <text:p>0.0002322278</text:p>
          </table:table-cell>
          <table:table-cell table:style-name="ce1" office:value-type="float" office:value="0.000061984714622223" calcext:value-type="float">
            <text:p>6.20E-05</text:p>
          </table:table-cell>
          <table:table-cell table:style-name="ce1" office:value-type="float" office:value="0.0000486403689444462" calcext:value-type="float">
            <text:p>4.86E-05</text:p>
          </table:table-cell>
          <table:table-cell office:value-type="float" office:value="0.000359798814444445" calcext:value-type="float">
            <text:p>0.0003597988</text:p>
          </table:table-cell>
          <table:table-cell office:value-type="float" office:value="0.000343150316933335" calcext:value-type="float">
            <text:p>0.0003431503</text:p>
          </table:table-cell>
          <table:table-cell office:value-type="float" office:value="0.000356915634099999" calcext:value-type="float">
            <text:p>0.0003569156</text:p>
          </table:table-cell>
          <table:table-cell office:value-type="float" office:value="0.00183271142355555" calcext:value-type="float">
            <text:p>0.0018327114</text:p>
          </table:table-cell>
        </table:table-row>
        <table:table-row table:style-name="ro1">
          <table:table-cell/>
          <table:table-cell office:value-type="float" office:value="0.0152390225645289" calcext:value-type="float">
            <text:p>0.0152390226</text:p>
          </table:table-cell>
          <table:table-cell office:value-type="float" office:value="0.00787303719172106" calcext:value-type="float">
            <text:p>0.0078730372</text:p>
          </table:table-cell>
          <table:table-cell office:value-type="float" office:value="0.00697426476013395" calcext:value-type="float">
            <text:p>0.0069742648</text:p>
          </table:table-cell>
          <table:table-cell office:value-type="float" office:value="0.0189683635151914" calcext:value-type="float">
            <text:p>0.0189683635</text:p>
          </table:table-cell>
          <table:table-cell office:value-type="float" office:value="0.0185243169086834" calcext:value-type="float">
            <text:p>0.0185243169</text:p>
          </table:table-cell>
          <table:table-cell office:value-type="float" office:value="0.0188922109373149" calcext:value-type="float">
            <text:p>0.0188922109</text:p>
          </table:table-cell>
          <table:table-cell office:value-type="float" office:value="0.0428101789713095" calcext:value-type="float">
            <text:p>0.04281017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.909672" calcext:value-type="float">
            <text:p>0.909672</text:p>
          </table:table-cell>
          <table:table-cell office:value-type="float" office:value="1.1298222" calcext:value-type="float">
            <text:p>1.1298222</text:p>
          </table:table-cell>
          <table:table-cell office:value-type="float" office:value="0.8497067" calcext:value-type="float">
            <text:p>0.8497067</text:p>
          </table:table-cell>
          <table:table-cell office:value-type="float" office:value="1.0467315" calcext:value-type="float">
            <text:p>1.0467315</text:p>
          </table:table-cell>
          <table:table-cell office:value-type="float" office:value="0.6447516" calcext:value-type="float">
            <text:p>0.6447516</text:p>
          </table:table-cell>
          <table:table-cell office:value-type="float" office:value="0.8227629" calcext:value-type="float">
            <text:p>0.8227629</text:p>
          </table:table-cell>
          <table:table-cell office:value-type="float" office:value="0.8356955" calcext:value-type="float">
            <text:p>0.8356955</text:p>
          </table:table-cell>
        </table:table-row>
        <table:table-row table:style-name="ro1">
          <table:table-cell/>
          <table:table-cell office:value-type="float" office:value="0.620554" calcext:value-type="float">
            <text:p>0.620554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580621" calcext:value-type="float">
            <text:p>0.580621</text:p>
          </table:table-cell>
          <table:table-cell office:value-type="float" office:value="0.590563" calcext:value-type="float">
            <text:p>0.590563</text:p>
          </table:table-cell>
          <table:table-cell office:value-type="float" office:value="0.59061" calcext:value-type="float">
            <text:p>0.59061</text:p>
          </table:table-cell>
          <table:table-cell office:value-type="float" office:value="0.590598" calcext:value-type="float">
            <text:p>0.590598</text:p>
          </table:table-cell>
          <table:table-cell office:value-type="float" office:value="0.580586" calcext:value-type="float">
            <text:p>0.580586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.190598" calcext:value-type="float">
            <text:p>1.190598</text:p>
          </table:table-cell>
          <table:table-cell office:value-type="float" office:value="1.611108" calcext:value-type="float">
            <text:p>1.611108</text:p>
          </table:table-cell>
          <table:table-cell office:value-type="float" office:value="1.480716" calcext:value-type="float">
            <text:p>1.480716</text:p>
          </table:table-cell>
          <table:table-cell office:value-type="float" office:value="1.520627" calcext:value-type="float">
            <text:p>1.520627</text:p>
          </table:table-cell>
          <table:table-cell office:value-type="float" office:value="0.710618" calcext:value-type="float">
            <text:p>0.710618</text:p>
          </table:table-cell>
          <table:table-cell office:value-type="float" office:value="1.270856" calcext:value-type="float">
            <text:p>1.270856</text:p>
          </table:table-cell>
          <table:table-cell office:value-type="float" office:value="1.620827" calcext:value-type="float">
            <text:p>1.620827</text:p>
          </table:table-cell>
        </table:table-row>
        <table:table-row table:style-name="ro1">
          <table:table-cell/>
          <table:table-cell office:value-type="float" office:value="0.835648" calcext:value-type="float">
            <text:p>0.835648</text:p>
          </table:table-cell>
          <table:table-cell office:value-type="float" office:value="1.236416" calcext:value-type="float">
            <text:p>1.236416</text:p>
          </table:table-cell>
          <table:table-cell office:value-type="float" office:value="0.640584" calcext:value-type="float">
            <text:p>0.640584</text:p>
          </table:table-cell>
          <table:table-cell office:value-type="float" office:value="0.9855905" calcext:value-type="float">
            <text:p>0.9855905</text:p>
          </table:table-cell>
          <table:table-cell office:value-type="float" office:value="0.640613" calcext:value-type="float">
            <text:p>0.640613</text:p>
          </table:table-cell>
          <table:table-cell office:value-type="float" office:value="0.675578" calcext:value-type="float">
            <text:p>0.675578</text:p>
          </table:table-cell>
          <table:table-cell office:value-type="float" office:value="0.6657745" calcext:value-type="float">
            <text:p>0.6657745</text:p>
          </table:table-cell>
        </table:table-row>
        <table:table-row table:style-name="ro1">
          <table:table-cell/>
          <table:table-cell office:value-type="float" office:value="0.0420182960071111" calcext:value-type="float">
            <text:p>0.042018296</text:p>
          </table:table-cell>
          <table:table-cell office:value-type="float" office:value="0.142700465283733" calcext:value-type="float">
            <text:p>0.1427004653</text:p>
          </table:table-cell>
          <table:table-cell office:value-type="float" office:value="0.131884807293567" calcext:value-type="float">
            <text:p>0.1318848073</text:p>
          </table:table-cell>
          <table:table-cell office:value-type="float" office:value="0.118433646224722" calcext:value-type="float">
            <text:p>0.1184336462</text:p>
          </table:table-cell>
          <table:table-cell office:value-type="float" office:value="0.00161288404271111" calcext:value-type="float">
            <text:p>0.001612884</text:p>
          </table:table-cell>
          <table:table-cell office:value-type="float" office:value="0.0867090362996556" calcext:value-type="float">
            <text:p>0.0867090363</text:p>
          </table:table-cell>
          <table:table-cell office:value-type="float" office:value="0.120758822995389" calcext:value-type="float">
            <text:p>0.120758823</text:p>
          </table:table-cell>
        </table:table-row>
        <table:table-row table:style-name="ro1">
          <table:table-cell/>
          <table:table-cell office:value-type="float" office:value="0.204983648145678" calcext:value-type="float">
            <text:p>0.2049836481</text:p>
          </table:table-cell>
          <table:table-cell office:value-type="float" office:value="0.377757151201315" calcext:value-type="float">
            <text:p>0.3777571512</text:p>
          </table:table-cell>
          <table:table-cell office:value-type="float" office:value="0.363159479145962" calcext:value-type="float">
            <text:p>0.3631594791</text:p>
          </table:table-cell>
          <table:table-cell office:value-type="float" office:value="0.344141898386003" calcext:value-type="float">
            <text:p>0.3441418984</text:p>
          </table:table-cell>
          <table:table-cell office:value-type="float" office:value="0.0401607276168038" calcext:value-type="float">
            <text:p>0.0401607276</text:p>
          </table:table-cell>
          <table:table-cell office:value-type="float" office:value="0.294463981328202" calcext:value-type="float">
            <text:p>0.2944639813</text:p>
          </table:table-cell>
          <table:table-cell office:value-type="float" office:value="0.347503702131918" calcext:value-type="float">
            <text:p>0.347503702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Boltmann1</text:p>
          </table:table-cell>
          <table:table-cell office:value-type="string" calcext:value-type="string">
            <text:p>Boltmann2</text:p>
          </table:table-cell>
          <table:table-cell office:value-type="string" calcext:value-type="string">
            <text:p>Boltmann3</text:p>
          </table:table-cell>
          <table:table-cell office:value-type="string" calcext:value-type="string">
            <text:p>Boltmann4</text:p>
          </table:table-cell>
          <table:table-cell office:value-type="string" calcext:value-type="string">
            <text:p>Boltmann5</text:p>
          </table:table-cell>
          <table:table-cell office:value-type="string" calcext:value-type="string">
            <text:p>Boltmann6</text:p>
          </table:table-cell>
          <table:table-cell office:value-type="string" calcext:value-type="string">
            <text:p>Boltmann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545278" calcext:value-type="float">
            <text:p>0.1545278</text:p>
          </table:table-cell>
          <table:table-cell office:value-type="float" office:value="0.1545228" calcext:value-type="float">
            <text:p>0.1545228</text:p>
          </table:table-cell>
          <table:table-cell office:value-type="float" office:value="0.1575191" calcext:value-type="float">
            <text:p>0.1575191</text:p>
          </table:table-cell>
          <table:table-cell office:value-type="float" office:value="0.155542" calcext:value-type="float">
            <text:p>0.155542</text:p>
          </table:table-cell>
          <table:table-cell office:value-type="float" office:value="0.1595377" calcext:value-type="float">
            <text:p>0.1595377</text:p>
          </table:table-cell>
          <table:table-cell office:value-type="float" office:value="0.1545505" calcext:value-type="float">
            <text:p>0.1545505</text:p>
          </table:table-cell>
          <table:table-cell office:value-type="float" office:value="0.1545361" calcext:value-type="float">
            <text:p>0.1545361</text:p>
          </table:table-cell>
        </table:table-row>
        <table:table-row table:style-name="ro1">
          <table:table-cell/>
          <table:table-cell office:value-type="float" office:value="0.150486" calcext:value-type="float">
            <text:p>0.150486</text:p>
          </table:table-cell>
          <table:table-cell office:value-type="float" office:value="0.150483" calcext:value-type="float">
            <text:p>0.150483</text:p>
          </table:table-cell>
          <table:table-cell office:value-type="float" office:value="0.150511" calcext:value-type="float">
            <text:p>0.150511</text:p>
          </table:table-cell>
          <table:table-cell office:value-type="float" office:value="0.150514" calcext:value-type="float">
            <text:p>0.150514</text:p>
          </table:table-cell>
          <table:table-cell office:value-type="float" office:value="0.150503" calcext:value-type="float">
            <text:p>0.150503</text:p>
          </table:table-cell>
          <table:table-cell office:value-type="float" office:value="0.150511" calcext:value-type="float">
            <text:p>0.150511</text:p>
          </table:table-cell>
          <table:table-cell office:value-type="float" office:value="0.15051" calcext:value-type="float">
            <text:p>0.15051</text:p>
          </table:table-cell>
        </table:table-row>
        <table:table-row table:style-name="ro1">
          <table:table-cell office:value-type="string" calcext:value-type="string">
            <text:p>1.20GHz</text:p>
          </table:table-cell>
          <table:table-cell office:value-type="float" office:value="0.160616" calcext:value-type="float">
            <text:p>0.160616</text:p>
          </table:table-cell>
          <table:table-cell office:value-type="float" office:value="0.160566" calcext:value-type="float">
            <text:p>0.160566</text:p>
          </table:table-cell>
          <table:table-cell office:value-type="float" office:value="0.170484" calcext:value-type="float">
            <text:p>0.170484</text:p>
          </table:table-cell>
          <table:table-cell office:value-type="float" office:value="0.170521" calcext:value-type="float">
            <text:p>0.170521</text:p>
          </table:table-cell>
          <table:table-cell office:value-type="float" office:value="0.200553" calcext:value-type="float">
            <text:p>0.200553</text:p>
          </table:table-cell>
          <table:table-cell office:value-type="float" office:value="0.160668" calcext:value-type="float">
            <text:p>0.160668</text:p>
          </table:table-cell>
          <table:table-cell office:value-type="float" office:value="0.160564" calcext:value-type="float">
            <text:p>0.160564</text:p>
          </table:table-cell>
        </table:table-row>
        <table:table-row table:style-name="ro1">
          <table:table-cell/>
          <table:table-cell office:value-type="float" office:value="0.1505255" calcext:value-type="float">
            <text:p>0.1505255</text:p>
          </table:table-cell>
          <table:table-cell office:value-type="float" office:value="0.1505635" calcext:value-type="float">
            <text:p>0.1505635</text:p>
          </table:table-cell>
          <table:table-cell office:value-type="float" office:value="0.1604795" calcext:value-type="float">
            <text:p>0.1604795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0.1556105" calcext:value-type="float">
            <text:p>0.1556105</text:p>
          </table:table-cell>
          <table:table-cell office:value-type="float" office:value="0.150585" calcext:value-type="float">
            <text:p>0.150585</text:p>
          </table:table-cell>
          <table:table-cell office:value-type="float" office:value="0.1505805" calcext:value-type="float">
            <text:p>0.1505805</text:p>
          </table:table-cell>
        </table:table-row>
        <table:table-row table:style-name="ro1">
          <table:table-cell/>
          <table:table-cell table:style-name="ce1" office:value-type="float" office:value="0.0000269079159555556" calcext:value-type="float">
            <text:p>2.69E-05</text:p>
          </table:table-cell>
          <table:table-cell table:style-name="ce1" office:value-type="float" office:value="0.0000267272219555555" calcext:value-type="float">
            <text:p>2.67E-05</text:p>
          </table:table-cell>
          <table:table-cell table:style-name="ce1" office:value-type="float" office:value="0.0000450640252111111" calcext:value-type="float">
            <text:p>4.51E-05</text:p>
          </table:table-cell>
          <table:table-cell table:style-name="ce1" office:value-type="float" office:value="0.0000497432793333332" calcext:value-type="float">
            <text:p>4.97E-05</text:p>
          </table:table-cell>
          <table:table-cell office:value-type="float" office:value="0.000232174713788889" calcext:value-type="float">
            <text:p>0.0002321747</text:p>
          </table:table-cell>
          <table:table-cell table:style-name="ce1" office:value-type="float" office:value="0.0000267603400555554" calcext:value-type="float">
            <text:p>2.68E-05</text:p>
          </table:table-cell>
          <table:table-cell table:style-name="ce1" office:value-type="float" office:value="0.0000266451589888889" calcext:value-type="float">
            <text:p>2.66E-05</text:p>
          </table:table-cell>
        </table:table-row>
        <table:table-row table:style-name="ro1">
          <table:table-cell/>
          <table:table-cell office:value-type="float" office:value="0.00518728406351104" calcext:value-type="float">
            <text:p>0.0051872841</text:p>
          </table:table-cell>
          <table:table-cell office:value-type="float" office:value="0.00516983771075607" calcext:value-type="float">
            <text:p>0.0051698377</text:p>
          </table:table-cell>
          <table:table-cell office:value-type="float" office:value="0.00671297439374761" calcext:value-type="float">
            <text:p>0.0067129744</text:p>
          </table:table-cell>
          <table:table-cell office:value-type="float" office:value="0.00705289155831374" calcext:value-type="float">
            <text:p>0.0070528916</text:p>
          </table:table-cell>
          <table:table-cell office:value-type="float" office:value="0.015237280393459" calcext:value-type="float">
            <text:p>0.0152372804</text:p>
          </table:table-cell>
          <table:table-cell office:value-type="float" office:value="0.00517303973071495" calcext:value-type="float">
            <text:p>0.0051730397</text:p>
          </table:table-cell>
          <table:table-cell office:value-type="float" office:value="0.00516189490292944" calcext:value-type="float">
            <text:p>0.005161894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.1565656" calcext:value-type="float">
            <text:p>0.1565656</text:p>
          </table:table-cell>
          <table:table-cell office:value-type="float" office:value="0.1565617" calcext:value-type="float">
            <text:p>0.1565617</text:p>
          </table:table-cell>
          <table:table-cell office:value-type="float" office:value="0.1555205" calcext:value-type="float">
            <text:p>0.1555205</text:p>
          </table:table-cell>
          <table:table-cell office:value-type="float" office:value="0.1595248" calcext:value-type="float">
            <text:p>0.1595248</text:p>
          </table:table-cell>
          <table:table-cell office:value-type="float" office:value="0.1635635" calcext:value-type="float">
            <text:p>0.1635635</text:p>
          </table:table-cell>
          <table:table-cell office:value-type="float" office:value="0.1575356" calcext:value-type="float">
            <text:p>0.1575356</text:p>
          </table:table-cell>
          <table:table-cell office:value-type="float" office:value="0.1575388" calcext:value-type="float">
            <text:p>0.1575388</text:p>
          </table:table-cell>
        </table:table-row>
        <table:table-row table:style-name="ro1">
          <table:table-cell/>
          <table:table-cell office:value-type="float" office:value="0.150516" calcext:value-type="float">
            <text:p>0.150516</text:p>
          </table:table-cell>
          <table:table-cell office:value-type="float" office:value="0.150517" calcext:value-type="float">
            <text:p>0.150517</text:p>
          </table:table-cell>
          <table:table-cell office:value-type="float" office:value="0.150509" calcext:value-type="float">
            <text:p>0.150509</text:p>
          </table:table-cell>
          <table:table-cell office:value-type="float" office:value="0.150494" calcext:value-type="float">
            <text:p>0.150494</text:p>
          </table:table-cell>
          <table:table-cell office:value-type="float" office:value="0.150517" calcext:value-type="float">
            <text:p>0.150517</text:p>
          </table:table-cell>
          <table:table-cell office:value-type="float" office:value="0.150489" calcext:value-type="float">
            <text:p>0.150489</text:p>
          </table:table-cell>
          <table:table-cell office:value-type="float" office:value="0.150483" calcext:value-type="float">
            <text:p>0.150483</text:p>
          </table:table-cell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0.160717" calcext:value-type="float">
            <text:p>0.160717</text:p>
          </table:table-cell>
          <table:table-cell office:value-type="float" office:value="0.170541" calcext:value-type="float">
            <text:p>0.170541</text:p>
          </table:table-cell>
          <table:table-cell office:value-type="float" office:value="0.160526" calcext:value-type="float">
            <text:p>0.160526</text:p>
          </table:table-cell>
          <table:table-cell office:value-type="float" office:value="0.180508" calcext:value-type="float">
            <text:p>0.180508</text:p>
          </table:table-cell>
          <table:table-cell office:value-type="float" office:value="0.200508" calcext:value-type="float">
            <text:p>0.200508</text:p>
          </table:table-cell>
          <table:table-cell office:value-type="float" office:value="0.160667" calcext:value-type="float">
            <text:p>0.160667</text:p>
          </table:table-cell>
          <table:table-cell office:value-type="float" office:value="0.190474" calcext:value-type="float">
            <text:p>0.190474</text:p>
          </table:table-cell>
        </table:table-row>
        <table:table-row table:style-name="ro1">
          <table:table-cell/>
          <table:table-cell office:value-type="float" office:value="0.1605235" calcext:value-type="float">
            <text:p>0.1605235</text:p>
          </table:table-cell>
          <table:table-cell office:value-type="float" office:value="0.155534" calcext:value-type="float">
            <text:p>0.155534</text:p>
          </table:table-cell>
          <table:table-cell office:value-type="float" office:value="0.155525" calcext:value-type="float">
            <text:p>0.155525</text:p>
          </table:table-cell>
          <table:table-cell office:value-type="float" office:value="0.160484" calcext:value-type="float">
            <text:p>0.160484</text:p>
          </table:table-cell>
          <table:table-cell office:value-type="float" office:value="0.1605325" calcext:value-type="float">
            <text:p>0.1605325</text:p>
          </table:table-cell>
          <table:table-cell office:value-type="float" office:value="0.1605165" calcext:value-type="float">
            <text:p>0.1605165</text:p>
          </table:table-cell>
          <table:table-cell office:value-type="float" office:value="0.1506765" calcext:value-type="float">
            <text:p>0.1506765</text:p>
          </table:table-cell>
        </table:table-row>
        <table:table-row table:style-name="ro1">
          <table:table-cell/>
          <table:table-cell table:style-name="ce1" office:value-type="float" office:value="0.0000269697853777777" calcext:value-type="float">
            <text:p>2.70E-05</text:p>
          </table:table-cell>
          <table:table-cell table:style-name="ce1" office:value-type="float" office:value="0.0000491767124555555" calcext:value-type="float">
            <text:p>4.92E-05</text:p>
          </table:table-cell>
          <table:table-cell table:style-name="ce1" office:value-type="float" office:value="0.000027785623388889" calcext:value-type="float">
            <text:p>2.78E-05</text:p>
          </table:table-cell>
          <table:table-cell table:style-name="ce1" office:value-type="float" office:value="0.0000989462564" calcext:value-type="float">
            <text:p>9.89E-05</text:p>
          </table:table-cell>
          <table:table-cell office:value-type="float" office:value="0.000223606808277778" calcext:value-type="float">
            <text:p>0.0002236068</text:p>
          </table:table-cell>
          <table:table-cell table:style-name="ce1" office:value-type="float" office:value="0.0000235844724888888" calcext:value-type="float">
            <text:p>2.36E-05</text:p>
          </table:table-cell>
          <table:table-cell office:value-type="float" office:value="0.000155870046844444" calcext:value-type="float">
            <text:p>0.00015587</text:p>
          </table:table-cell>
        </table:table-row>
        <table:table-row table:style-name="ro1">
          <table:table-cell/>
          <table:table-cell office:value-type="float" office:value="0.00519324420548251" calcext:value-type="float">
            <text:p>0.0051932442</text:p>
          </table:table-cell>
          <table:table-cell office:value-type="float" office:value="0.00701261095852005" calcext:value-type="float">
            <text:p>0.007012611</text:p>
          </table:table-cell>
          <table:table-cell office:value-type="float" office:value="0.00527120701442174" calcext:value-type="float">
            <text:p>0.005271207</text:p>
          </table:table-cell>
          <table:table-cell office:value-type="float" office:value="0.00994717328691925" calcext:value-type="float">
            <text:p>0.0099471733</text:p>
          </table:table-cell>
          <table:table-cell office:value-type="float" office:value="0.0149534881642304" calcext:value-type="float">
            <text:p>0.0149534882</text:p>
          </table:table-cell>
          <table:table-cell office:value-type="float" office:value="0.0048563847138472" calcext:value-type="float">
            <text:p>0.0048563847</text:p>
          </table:table-cell>
          <table:table-cell office:value-type="float" office:value="0.0124847926232054" calcext:value-type="float">
            <text:p>0.0124847926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 Text1</text:p>
          </table:table-cell>
          <table:table-cell office:value-type="string" calcext:value-type="string">
            <text:p>Print Text2</text:p>
          </table:table-cell>
          <table:table-cell office:value-type="string" calcext:value-type="string">
            <text:p>Print Text3</text:p>
          </table:table-cell>
          <table:table-cell office:value-type="string" calcext:value-type="string">
            <text:p>Print Text4</text:p>
          </table:table-cell>
          <table:table-cell office:value-type="string" calcext:value-type="string">
            <text:p>Print Text5</text:p>
          </table:table-cell>
          <table:table-cell office:value-type="string" calcext:value-type="string">
            <text:p>Print Text6</text:p>
          </table:table-cell>
          <table:table-cell office:value-type="string" calcext:value-type="string">
            <text:p>Print Text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497488" calcext:value-type="float">
            <text:p>0.497488</text:p>
          </table:table-cell>
          <table:table-cell office:value-type="float" office:value="0.5015248" calcext:value-type="float">
            <text:p>0.5015248</text:p>
          </table:table-cell>
          <table:table-cell office:value-type="float" office:value="0.4995538" calcext:value-type="float">
            <text:p>0.4995538</text:p>
          </table:table-cell>
          <table:table-cell office:value-type="float" office:value="0.5005283" calcext:value-type="float">
            <text:p>0.5005283</text:p>
          </table:table-cell>
          <table:table-cell office:value-type="float" office:value="0.5005553" calcext:value-type="float">
            <text:p>0.5005553</text:p>
          </table:table-cell>
          <table:table-cell office:value-type="float" office:value="0.5075405" calcext:value-type="float">
            <text:p>0.5075405</text:p>
          </table:table-cell>
          <table:table-cell office:value-type="float" office:value="0.5015286" calcext:value-type="float">
            <text:p>0.5015286</text:p>
          </table:table-cell>
        </table:table-row>
        <table:table-row table:style-name="ro1">
          <table:table-cell/>
          <table:table-cell office:value-type="float" office:value="0.490481" calcext:value-type="float">
            <text:p>0.490481</text:p>
          </table:table-cell>
          <table:table-cell office:value-type="float" office:value="0.490575" calcext:value-type="float">
            <text:p>0.490575</text:p>
          </table:table-cell>
          <table:table-cell office:value-type="float" office:value="0.490547" calcext:value-type="float">
            <text:p>0.490547</text:p>
          </table:table-cell>
          <table:table-cell office:value-type="float" office:value="0.49052" calcext:value-type="float">
            <text:p>0.49052</text:p>
          </table:table-cell>
          <table:table-cell office:value-type="float" office:value="0.490502" calcext:value-type="float">
            <text:p>0.490502</text:p>
          </table:table-cell>
          <table:table-cell office:value-type="float" office:value="0.500504" calcext:value-type="float">
            <text:p>0.500504</text:p>
          </table:table-cell>
          <table:table-cell office:value-type="float" office:value="0.490513" calcext:value-type="float">
            <text:p>0.490513</text:p>
          </table:table-cell>
        </table:table-row>
        <table:table-row table:style-name="ro1">
          <table:table-cell office:value-type="string" calcext:value-type="string">
            <text:p>1.20GHz</text:p>
          </table:table-cell>
          <table:table-cell office:value-type="float" office:value="0.510489" calcext:value-type="float">
            <text:p>0.510489</text:p>
          </table:table-cell>
          <table:table-cell office:value-type="float" office:value="0.510515" calcext:value-type="float">
            <text:p>0.510515</text:p>
          </table:table-cell>
          <table:table-cell office:value-type="float" office:value="0.510586" calcext:value-type="float">
            <text:p>0.510586</text:p>
          </table:table-cell>
          <table:table-cell office:value-type="float" office:value="0.510495" calcext:value-type="float">
            <text:p>0.510495</text:p>
          </table:table-cell>
          <table:table-cell office:value-type="float" office:value="0.51083" calcext:value-type="float">
            <text:p>0.51083</text:p>
          </table:table-cell>
          <table:table-cell office:value-type="float" office:value="0.520494" calcext:value-type="float">
            <text:p>0.520494</text:p>
          </table:table-cell>
          <table:table-cell office:value-type="float" office:value="0.510548" calcext:value-type="float">
            <text:p>0.510548</text:p>
          </table:table-cell>
        </table:table-row>
        <table:table-row table:style-name="ro1">
          <table:table-cell/>
          <table:table-cell office:value-type="float" office:value="0.495494" calcext:value-type="float">
            <text:p>0.495494</text:p>
          </table:table-cell>
          <table:table-cell table:number-columns-repeated="2" office:value-type="float" office:value="0.5005235" calcext:value-type="float">
            <text:p>0.5005235</text:p>
          </table:table-cell>
          <table:table-cell office:value-type="float" office:value="0.500526" calcext:value-type="float">
            <text:p>0.500526</text:p>
          </table:table-cell>
          <table:table-cell office:value-type="float" office:value="0.500513" calcext:value-type="float">
            <text:p>0.500513</text:p>
          </table:table-cell>
          <table:table-cell office:value-type="float" office:value="0.510513" calcext:value-type="float">
            <text:p>0.510513</text:p>
          </table:table-cell>
          <table:table-cell office:value-type="float" office:value="0.5005235" calcext:value-type="float">
            <text:p>0.5005235</text:p>
          </table:table-cell>
        </table:table-row>
        <table:table-row table:style-name="ro1">
          <table:table-cell/>
          <table:table-cell table:style-name="ce1" office:value-type="float" office:value="0.0000676558017777779" calcext:value-type="float">
            <text:p>6.77E-05</text:p>
          </table:table-cell>
          <table:table-cell table:style-name="ce1" office:value-type="float" office:value="0.0000320364515111112" calcext:value-type="float">
            <text:p>3.20E-05</text:p>
          </table:table-cell>
          <table:table-cell table:style-name="ce1" office:value-type="float" office:value="0.0000322706301777777" calcext:value-type="float">
            <text:p>3.23E-05</text:p>
          </table:table-cell>
          <table:table-cell table:style-name="ce1" office:value-type="float" office:value="0.0000660288526777782" calcext:value-type="float">
            <text:p>6.60E-05</text:p>
          </table:table-cell>
          <table:table-cell table:style-name="ce1" office:value-type="float" office:value="0.0000229612249" calcext:value-type="float">
            <text:p>2.30E-05</text:p>
          </table:table-cell>
          <table:table-cell table:style-name="ce1" office:value-type="float" office:value="0.0000451291247222222" calcext:value-type="float">
            <text:p>4.51E-05</text:p>
          </table:table-cell>
          <table:table-cell table:style-name="ce1" office:value-type="float" office:value="0.0000766613420444444" calcext:value-type="float">
            <text:p>7.67E-05</text:p>
          </table:table-cell>
        </table:table-row>
        <table:table-row table:style-name="ro1">
          <table:table-cell/>
          <table:table-cell office:value-type="float" office:value="0.00822531469171714" calcext:value-type="float">
            <text:p>0.0082253147</text:p>
          </table:table-cell>
          <table:table-cell office:value-type="float" office:value="0.00566007522132977" calcext:value-type="float">
            <text:p>0.0056600752</text:p>
          </table:table-cell>
          <table:table-cell office:value-type="float" office:value="0.00568072444128191" calcext:value-type="float">
            <text:p>0.0056807244</text:p>
          </table:table-cell>
          <table:table-cell office:value-type="float" office:value="0.00812581397016805" calcext:value-type="float">
            <text:p>0.008125814</text:p>
          </table:table-cell>
          <table:table-cell office:value-type="float" office:value="0.00479178723442517" calcext:value-type="float">
            <text:p>0.0047917872</text:p>
          </table:table-cell>
          <table:table-cell office:value-type="float" office:value="0.00671782142678876" calcext:value-type="float">
            <text:p>0.0067178214</text:p>
          </table:table-cell>
          <table:table-cell office:value-type="float" office:value="0.00875564629507407" calcext:value-type="float">
            <text:p>0.008755646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.5045281" calcext:value-type="float">
            <text:p>0.5045281</text:p>
          </table:table-cell>
          <table:table-cell office:value-type="float" office:value="0.4985402" calcext:value-type="float">
            <text:p>0.4985402</text:p>
          </table:table-cell>
          <table:table-cell office:value-type="float" office:value="0.501536" calcext:value-type="float">
            <text:p>0.501536</text:p>
          </table:table-cell>
          <table:table-cell office:value-type="float" office:value="0.5136327" calcext:value-type="float">
            <text:p>0.5136327</text:p>
          </table:table-cell>
          <table:table-cell office:value-type="float" office:value="0.5015791" calcext:value-type="float">
            <text:p>0.5015791</text:p>
          </table:table-cell>
          <table:table-cell office:value-type="float" office:value="0.4945253" calcext:value-type="float">
            <text:p>0.4945253</text:p>
          </table:table-cell>
          <table:table-cell office:value-type="float" office:value="0.5136327" calcext:value-type="float">
            <text:p>0.5136327</text:p>
          </table:table-cell>
        </table:table-row>
        <table:table-row table:style-name="ro1">
          <table:table-cell/>
          <table:table-cell office:value-type="float" office:value="0.490514" calcext:value-type="float">
            <text:p>0.490514</text:p>
          </table:table-cell>
          <table:table-cell office:value-type="float" office:value="0.49049" calcext:value-type="float">
            <text:p>0.49049</text:p>
          </table:table-cell>
          <table:table-cell office:value-type="float" office:value="0.490502" calcext:value-type="float">
            <text:p>0.490502</text:p>
          </table:table-cell>
          <table:table-cell office:value-type="float" office:value="0.500663" calcext:value-type="float">
            <text:p>0.500663</text:p>
          </table:table-cell>
          <table:table-cell office:value-type="float" office:value="0.490521" calcext:value-type="float">
            <text:p>0.490521</text:p>
          </table:table-cell>
          <table:table-cell office:value-type="float" office:value="0.480493" calcext:value-type="float">
            <text:p>0.480493</text:p>
          </table:table-cell>
          <table:table-cell office:value-type="float" office:value="0.500663" calcext:value-type="float">
            <text:p>0.500663</text:p>
          </table:table-cell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0.530527" calcext:value-type="float">
            <text:p>0.530527</text:p>
          </table:table-cell>
          <table:table-cell office:value-type="float" office:value="0.510516" calcext:value-type="float">
            <text:p>0.510516</text:p>
          </table:table-cell>
          <table:table-cell office:value-type="float" office:value="0.510518" calcext:value-type="float">
            <text:p>0.510518</text:p>
          </table:table-cell>
          <table:table-cell office:value-type="float" office:value="0.550612" calcext:value-type="float">
            <text:p>0.550612</text:p>
          </table:table-cell>
          <table:table-cell office:value-type="float" office:value="0.520776" calcext:value-type="float">
            <text:p>0.520776</text:p>
          </table:table-cell>
          <table:table-cell office:value-type="float" office:value="0.500619" calcext:value-type="float">
            <text:p>0.500619</text:p>
          </table:table-cell>
          <table:table-cell office:value-type="float" office:value="0.550612" calcext:value-type="float">
            <text:p>0.550612</text:p>
          </table:table-cell>
        </table:table-row>
        <table:table-row table:style-name="ro1">
          <table:table-cell/>
          <table:table-cell office:value-type="float" office:value="0.500531" calcext:value-type="float">
            <text:p>0.500531</text:p>
          </table:table-cell>
          <table:table-cell office:value-type="float" office:value="0.4955935" calcext:value-type="float">
            <text:p>0.4955935</text:p>
          </table:table-cell>
          <table:table-cell office:value-type="float" office:value="0.5005315" calcext:value-type="float">
            <text:p>0.5005315</text:p>
          </table:table-cell>
          <table:table-cell office:value-type="float" office:value="0.5106225" calcext:value-type="float">
            <text:p>0.5106225</text:p>
          </table:table-cell>
          <table:table-cell office:value-type="float" office:value="0.500534" calcext:value-type="float">
            <text:p>0.500534</text:p>
          </table:table-cell>
          <table:table-cell office:value-type="float" office:value="0.5004975" calcext:value-type="float">
            <text:p>0.5004975</text:p>
          </table:table-cell>
          <table:table-cell office:value-type="float" office:value="0.5106225" calcext:value-type="float">
            <text:p>0.5106225</text:p>
          </table:table-cell>
        </table:table-row>
        <table:table-row table:style-name="ro1">
          <table:table-cell/>
          <table:table-cell office:value-type="float" office:value="0.000115534982766667" calcext:value-type="float">
            <text:p>0.000115535</text:p>
          </table:table-cell>
          <table:table-cell table:style-name="ce1" office:value-type="float" office:value="0.0000839860092888891" calcext:value-type="float">
            <text:p>8.40E-05</text:p>
          </table:table-cell>
          <table:table-cell table:style-name="ce1" office:value-type="float" office:value="0.0000322017351111112" calcext:value-type="float">
            <text:p>3.22E-05</text:p>
          </table:table-cell>
          <table:table-cell office:value-type="float" office:value="0.000200765532900001" calcext:value-type="float">
            <text:p>0.0002007655</text:p>
          </table:table-cell>
          <table:table-cell office:value-type="float" office:value="0.000122251404766667" calcext:value-type="float">
            <text:p>0.0001222514</text:p>
          </table:table-cell>
          <table:table-cell table:style-name="ce1" office:value-type="float" office:value="0.0000714347809" calcext:value-type="float">
            <text:p>7.14E-05</text:p>
          </table:table-cell>
          <table:table-cell office:value-type="float" office:value="0.000200765532900001" calcext:value-type="float">
            <text:p>0.0002007655</text:p>
          </table:table-cell>
        </table:table-row>
        <table:table-row table:style-name="ro1">
          <table:table-cell/>
          <table:table-cell office:value-type="float" office:value="0.0107487200524838" calcext:value-type="float">
            <text:p>0.0107487201</text:p>
          </table:table-cell>
          <table:table-cell office:value-type="float" office:value="0.00916438810226243" calcext:value-type="float">
            <text:p>0.0091643881</text:p>
          </table:table-cell>
          <table:table-cell office:value-type="float" office:value="0.00567465726816265" calcext:value-type="float">
            <text:p>0.0056746573</text:p>
          </table:table-cell>
          <table:table-cell office:value-type="float" office:value="0.0141691754488397" calcext:value-type="float">
            <text:p>0.0141691754</text:p>
          </table:table-cell>
          <table:table-cell office:value-type="float" office:value="0.01105673571931" calcext:value-type="float">
            <text:p>0.0110567357</text:p>
          </table:table-cell>
          <table:table-cell office:value-type="float" office:value="0.0084519098965855" calcext:value-type="float">
            <text:p>0.0084519099</text:p>
          </table:table-cell>
          <table:table-cell office:value-type="float" office:value="0.0141691754488397" calcext:value-type="float">
            <text:p>0.0141691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4:29:29.616317805</meta:creation-date>
    <dc:date>2016-08-18T15:20:33.785926147</dc:date>
    <meta:editing-duration>PT7M31S</meta:editing-duration>
    <meta:editing-cycles>1</meta:editing-cycles>
    <meta:document-statistic meta:table-count="1" meta:cell-count="366" meta:object-count="0"/>
    <meta:generator>LibreOffice/5.0.5.2$Linux_X86_64 LibreOffice_project/00m0$Build-2</meta:generator>
  </office:meta>
</office:document-meta>
</file>